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(20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(20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alogy (20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greement (20:1b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greement (20:1b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rk wages (20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rk schedule (20:1b, 3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work schedule (20:1b, 3-7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ome work from 6:00 A.M. to 6:00 P.M. (20:1b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ome work from 9:00 A.M. to 6:00 P.M. (20:3-4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ome work from noon to 6:00 P.M. (20:5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Some work from 3:00 P.M. to 6:00 P.M. (20:5b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Some work from 5:00 P.M. to 6:00 P.M. (20:6-7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agreement (20:1b-7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work wages (20: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work schedule (20:1b, 3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ARABLE (20:1-16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analogy (20:1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greement (20:1b-7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argument (20:8-1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argument (20:8-15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ayoff (20: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ay (20:9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rotest (20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ronouncement (20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ronouncement (20:13-15):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e has paid them what he promised (20:1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e can pay anyone anything he wants (20:14-15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rgument (20:8-15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ayoff (20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ay (20:9-1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test (20:11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nouncement (20:13-1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PARABLE (20:1-16)<text:s text:c="1"/></text:span><text:span text:style-name="a586" text:class-names=""/></text:p>
          </draw:text-box>
          <svg:title/>
          <svg:desc/>
        </draw:frame>
        <draw:frame draw:id="id102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analogy (20:1a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agreement (20:1b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argument (20:8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pplication (20: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1" draw:style-name="a605" draw:master-page-name="Master1-Layout12-tx-Title-and-Text" presentation:presentation-page-layout-name="Master1-PPL12" draw:id="Slide-266">
        <draw:frame draw:id="id103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MATTHEW 20</text:span><text:span text:style-name="a607" text:class-names=""/></text:p>
          </draw:text-box>
          <svg:title/>
          <svg:desc/>
        </draw:frame>
        <draw:frame draw:id="id104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THE PARABLE (20:1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EDICTION (20:17-19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2" draw:style-name="a620" draw:master-page-name="Master1-Layout1-title-Title-Slide" presentation:presentation-page-layout-name="Master1-PPL1" draw:id="Slide-267">
        <draw:frame draw:id="id105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THE PREDICTION (20:17-19):<text:s text:c="1"/></text:span><text:span text:style-name="a622" text:class-names=""/></text:p>
          </draw:text-box>
          <svg:title/>
          <svg:desc/>
        </draw:frame>
        <draw:frame draw:id="id106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grievous event (20:17-19a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grievous event (20:17-19a)<text:s text:c="1"/></text:span><text:span text:style-name="a632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betrayal by Judas (20:17-18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condemnation by the Jewish leaders (20:18b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ockery, whipping, and crucifixion by the Romans (20:19a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PREDICTION (20:17-19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grievous event (20:17-1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glorious event (20:19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MATTHEW 20</text:span><text:span text:style-name="a665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THE PARABLE (20:1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PREDICTION (20:17-19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PETITION (20:20-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6" draw:style-name="a681" draw:master-page-name="Master1-Layout12-tx-Title-and-Text" presentation:presentation-page-layout-name="Master1-PPL12" draw:id="Slide-271">
        <draw:frame draw:id="id113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THE PETITION (20:20-28)<text:s text:c="1"/></text:span><text:span text:style-name="a683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request (20:20-2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response (20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2-tx-Title-and-Text" presentation:presentation-page-layout-name="Master1-PPL12" draw:id="Slide-272">
        <draw:frame draw:id="id115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response (20:22-23):<text:s text:c="1"/></text:span><text:span text:style-name="a698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ir ignorance (20:2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inability (20: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PETITION (20:20-28)<text:s text:c="1"/></text:span><text:span text:style-name="a713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quest (20:20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sponse (20:22-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resentment (20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requirement (20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9" draw:style-name="a732" draw:master-page-name="Master1-Layout12-tx-Title-and-Text" presentation:presentation-page-layout-name="Master1-PPL12" draw:id="Slide-274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quirement (20:25-28):<text:s text:c="1"/></text:span><text:span text:style-name="a734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Greatness as viewed by the Gentiles (20: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Greatness as viewed by God (20:26-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PETITION (20:20-28)<text:s text:c="1"/></text:span><text:span text:style-name="a749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request (20:20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response (20:22-2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entment (20:24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quirement (20:25-28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2-tx-Title-and-Text" presentation:presentation-page-layout-name="Master1-PPL12" draw:id="Slide-276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0</text:span><text:span text:style-name="a770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PARABLE (20:1-1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PREDICTION (20:17-1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ETITION (20:20-2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ITY (20:29-3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PITY (20:29-34)<text:s text:c="1"/></text:span><text:span text:style-name="a791" text:class-names=""/></text:p>
          </draw:text-box>
          <svg:title/>
          <svg:desc/>
        </draw:frame>
        <draw:frame draw:id="id126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cries of the blind (20:29-30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criticism of the crowd (20:3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ompassion of the Savior (20:32-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27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MATTHEW 20</text:span><text:span text:style-name="a809" text:class-names=""/></text:p>
          </draw:text-box>
          <svg:title/>
          <svg:desc/>
        </draw:frame>
        <draw:frame draw:id="id128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 PARABLE (20:1-16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PREDICTION (20:17-19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PETITION (20:20-2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PITY (20:29-34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0</dc:title>
    <meta:initial-creator>David STRICKLAND</meta:initial-creator>
    <dc:creator>David STRICKLAND</dc:creator>
    <meta:creation-date>2020-02-22T17:36:08Z</meta:creation-date>
    <dc:date>2020-02-22T17:36:09Z</dc:date>
    <meta:template xlink:href="BibleStudy" xlink:type="simple"/>
    <meta:editing-cycles>1</meta:editing-cycles>
    <meta:editing-duration>PT0S</meta:editing-duration>
    <meta:document-statistic meta:paragraph-count="88" meta:word-count="596"/>
  </office:meta>
</office:document-meta>
</file>